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rElement.createFormatter( ClassLoader loa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FormatterElement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create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houldUse( Task 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atterElement.setUseFile( boolean us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If( String if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Outfile( Fi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Classname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atterElement.setType( TypeAttribut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terElement.getUs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Extension(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setUnless( String unless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Elemen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